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entury Gothic" svg:font-family="'Century Gothic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152c" officeooo:paragraph-rsid="00001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CA</text:p>
      <text:p text:style-name="P1">CENTRO DIURNO E SEDE DELLA COOPERATIVA SOCIALE ACLI</text:p>
      <text:p text:style-name="P1">Cordenons PN</text:p>
      <text:p text:style-name="P1"/>
      <text:p text:style-name="P1">DPT</text:p>
      <text:p text:style-name="P1">NEL SILENZIO</text:p>
      <text:p text:style-name="P1">Abitazione privata</text:p>
      <text:p text:style-name="P1">Treppo Grande UD</text:p>
      <text:p text:style-name="P1"/>
      <text:p text:style-name="P1">FVP</text:p>
      <text:p text:style-name="P1">IN CENTRO</text:p>
      <text:p text:style-name="P1">Pista ciclabile</text:p>
      <text:p text:style-name="P1">Fiume Veneto PN</text:p>
      <text:p text:style-name="P1"/>
      <text:p text:style-name="P1">FVS</text:p>
      <text:p text:style-name="P1">RINATURALIZZARE</text:p>
      <text:p text:style-name="P1">Pista ciclabile</text:p>
      <text:p text:style-name="P1">Fiume Veneto PN</text:p>
      <text:p text:style-name="P1"/>
      <text:p text:style-name="P1">IMP</text:p>
      <text:p text:style-name="P1">CHEZ NORI</text:p>
      <text:p text:style-name="P1">Abitazione privata</text:p>
      <text:p text:style-name="P1">Udine UD</text:p>
      <text:p text:style-name="P1"/>
      <text:p text:style-name="P1">PAC</text:p>
      <text:p text:style-name="P1">PALESTRA DI ARRAMPICATA INDOOR</text:p>
      <text:p text:style-name="P1">Codroipo UD</text:p>
      <text:p text:style-name="P1"/>
      <text:p text:style-name="P1">PLM</text:p>
      <text:p text:style-name="P1">INTROVERSA</text:p>
      <text:p text:style-name="P1">Abitazione privata</text:p>
      <text:p text:style-name="P1">Udine UD</text:p>
      <text:p text:style-name="P1"/>
      <text:p text:style-name="P1">PMA</text:p>
      <text:p text:style-name="P1">CASA DELLA LAVANDA</text:p>
      <text:p text:style-name="P1">Abitazione privata</text:p>
      <text:p text:style-name="P1">Pozzuolo del Friuli UD</text:p>
      <text:p text:style-name="P1"/>
      <text:p text:style-name="P1">ZAP</text:p>
      <text:p text:style-name="P1">DÕ-MARU</text:p>
      <text:p text:style-name="P1">Abitazione privata</text:p>
      <text:p text:style-name="P1">Pagnacco UD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entury Gothic" svg:font-family="'Century Gothic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 fo:font-family="'Century Gothic'" style:font-style-name="Normale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21:53:00.266639000</meta:creation-date>
    <dc:date>2025-10-26T22:04:36.771587000</dc:date>
    <meta:editing-duration>PT11M37S</meta:editing-duration>
    <meta:editing-cycles>1</meta:editing-cycles>
    <meta:document-statistic meta:table-count="0" meta:image-count="0" meta:object-count="0" meta:page-count="1" meta:paragraph-count="34" meta:word-count="70" meta:character-count="426" meta:non-whitespace-character-count="390"/>
    <meta:generator>LibreOffice/25.2.3.2$MacOSX_AARCH64 LibreOffice_project/bbb074479178df812d175f709636b368952c2ce3</meta:generator>
  </office:meta>
</office:document-meta>
</file>